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5" style:family="paragraph" style:parent-style-name="Standard">
      <style:paragraph-properties fo:text-align="center" style:justify-single-word="false" style:snap-to-layout-grid="false"/>
      <style:text-properties style:font-name="Albany" fo:font-size="8pt" style:font-size-asian="8pt"/>
    </style:style>
    <style:style style:name="P6" style:family="paragraph" style:parent-style-name="Standard">
      <style:paragraph-properties fo:text-align="end" style:justify-single-word="false"/>
      <style:text-properties style:font-name="Albany"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lbany"/>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snap-to-layout-grid="false"/>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8pt" style:font-size-asian="8pt" style:font-size-complex="8pt"/>
    </style:style>
    <style:style style:name="P13"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1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1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16"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9"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cm" style:auto-text-indent="false">
        <style:tab-stops/>
      </style:paragraph-properties>
    </style:style>
    <style:style style:name="P22" style:family="paragraph" style:parent-style-name="Text_20_body">
      <style:paragraph-properties fo:margin-left="0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fo:font-style="normal" style:font-style-asian="normal" style:font-style-complex="normal"/>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fo:break-before="page"/>
    </style:style>
    <style:style style:name="P28" style:family="paragraph" style:parent-style-name="Title">
      <style:paragraph-properties fo:text-align="justify" style:justify-single-word="false" fo:break-before="page"/>
      <style:text-properties fo:font-size="12pt" style:font-size-asian="12pt" style:font-size-complex="12pt"/>
    </style:style>
    <style:style style:name="P29"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fo:font-size="12pt" style:font-size-asian="12pt" style:font-size-complex="12pt"/>
    </style:style>
    <style:style style:name="P30" style:family="paragraph" style:parent-style-name="Tabletext">
      <style:paragraph-properties fo:text-align="justify" style:justify-single-word="false" style:snap-to-layout-grid="false"/>
      <style:text-properties style:font-name="Albany" fo:font-size="8pt" style:font-size-asian="8pt" style:font-size-complex="8pt"/>
    </style:style>
    <style:style style:name="P31" style:family="paragraph" style:parent-style-name="Tabletext">
      <style:paragraph-properties fo:text-align="justify" style:justify-single-word="false" style:snap-to-layout-grid="false"/>
      <style:text-properties style:font-name="Albany" fo:font-size="8pt" fo:font-weight="bold" style:font-size-asian="8pt" style:font-weight-asian="bold" style:font-size-complex="8pt"/>
    </style:style>
    <style:style style:name="P32" style:family="paragraph" style:parent-style-name="Title">
      <style:paragraph-properties fo:text-align="justify" style:justify-single-word="false"/>
      <style:text-properties style:font-name="Arial Black" fo:font-size="9pt" fo:font-weight="normal" style:font-size-asian="9pt" style:font-weight-asian="normal" style:font-weight-complex="bold"/>
    </style:style>
    <style:style style:name="P33" style:family="paragraph" style:parent-style-name="Title">
      <style:paragraph-properties fo:text-align="justify" style:justify-single-word="false"/>
      <style:text-properties fo:font-size="14pt" style:font-size-asian="14pt"/>
    </style:style>
    <style:style style:name="P34" style:family="paragraph" style:parent-style-name="Title">
      <style:paragraph-properties fo:text-align="justify" style:justify-single-word="false"/>
    </style:style>
    <style:style style:name="P35" style:family="paragraph" style:parent-style-name="Title">
      <style:paragraph-properties fo:text-align="end" style:justify-single-word="false"/>
    </style:style>
    <style:style style:name="P36" style:family="paragraph" style:parent-style-name="Title">
      <style:paragraph-properties fo:text-align="justify" style:justify-single-word="false"/>
      <style:text-properties fo:font-size="16pt" style:font-size-asian="16pt"/>
    </style:style>
    <style:style style:name="P37" style:family="paragraph" style:parent-style-name="Standard">
      <style:paragraph-properties fo:text-align="justify" style:justify-single-word="false"/>
      <style:text-properties fo:font-style="normal" style:font-style-asian="normal" style:font-style-complex="normal"/>
    </style:style>
    <style:style style:name="P38" style:family="paragraph" style:parent-style-name="Standard" style:list-style-name="L2">
      <style:paragraph-properties fo:text-align="justify" style:justify-single-word="false"/>
      <style:text-properties fo:font-style="normal" style:font-style-asian="normal" style:font-style-complex="normal"/>
    </style:style>
    <style:style style:name="P39" style:family="paragraph" style:parent-style-name="Standard" style:list-style-name="L2">
      <style:paragraph-properties fo:text-align="justify" style:justify-single-word="false"/>
      <style:text-properties fo:font-style="normal" style:font-style-asian="normal" style:font-style-complex="normal"/>
    </style:style>
    <style:style style:name="P40" style:family="paragraph" style:parent-style-name="Heading_20_2">
      <style:paragraph-properties fo:text-align="justify" style:justify-single-word="false"/>
      <style:text-properties fo:font-style="normal" style:font-style-asian="normal" style:font-style-complex="normal"/>
    </style:style>
    <style:style style:name="P41" style:family="paragraph" style:parent-style-name="Heading_20_4">
      <style:paragraph-properties fo:text-align="justify" style:justify-single-word="false"/>
      <style:text-properties fo:font-style="normal" style:font-style-asian="normal" style:font-style-complex="normal"/>
    </style:style>
    <style:style style:name="P42" style:family="paragraph" style:parent-style-name="Heading_20_3">
      <style:paragraph-properties fo:text-align="justify" style:justify-single-word="false"/>
      <style:text-properties fo:font-style="normal" style:font-style-asian="normal" style:font-style-complex="normal"/>
    </style:style>
    <style:style style:name="P4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68" style:family="paragraph" style:parent-style-name="Title" style:master-page-name="Standard">
      <style:paragraph-properties fo:text-align="end" style:justify-single-word="false" style:page-number="auto"/>
    </style:style>
    <style:style style:name="P69" style:family="paragraph" style:parent-style-name="Title" style:master-page-name="Convert_20_1">
      <style:paragraph-properties fo:text-align="justify" style:justify-single-word="false" style:page-number="2"/>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lbany" fo:font-size="12pt" style:font-size-asian="12pt" style:font-size-complex="12pt"/>
    </style:style>
    <style:style style:name="T4" style:family="text">
      <style:text-properties style:font-name="Arial1" fo:font-size="8pt" style:font-size-asian="8pt" style:font-name-complex="Arial1"/>
    </style:style>
    <style:style style:name="T5" style:family="text">
      <style:text-properties style:font-name="Arial Black" fo:font-size="48pt" style:font-size-asian="48pt"/>
    </style:style>
    <style:style style:name="T6" style:family="text">
      <style:text-properties style:font-name="Arial Black" fo:font-size="9pt" fo:font-weight="normal" style:font-size-asian="9pt" style:font-weight-asian="normal" style:font-weight-complex="bold"/>
    </style:style>
    <style:style style:name="T7" style:family="text">
      <style:text-properties style:font-name="Century Gothic" fo:font-size="12pt" fo:font-weight="normal" style:font-size-asian="12pt" style:font-weight-asian="normal"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language="en" fo:country="US"/>
    </style:style>
    <style:style style:name="T15" style:family="text">
      <style:text-properties fo:font-size="14pt" style:font-size-asian="14pt" style:font-size-complex="14pt"/>
    </style:style>
    <style:style style:name="T16" style:family="text">
      <style:text-properties style:text-underline-style="none"/>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none" style:font-size-asian="12pt" style:font-size-complex="12pt"/>
    </style:style>
    <style:style style:name="T19" style:family="text">
      <style:text-properties style:font-name="Arial2"/>
    </style:style>
    <style:style style:name="T20" style:family="text">
      <style:text-properties style:font-name="Arial2" fo:font-size="12pt" style:font-size-asian="12pt" style:font-size-complex="12pt"/>
    </style:style>
    <style:style style:name="T21" style:family="text">
      <style:text-properties style:font-name="Arial2" fo:font-size="12pt" style:text-underline-style="none" style:font-size-asian="12pt" style:font-size-complex="12pt"/>
    </style:style>
    <style:style style:name="T22" style:family="text">
      <style:text-properties style:font-name="Arial2" fo:font-size="12pt" style:text-underline-style="none" style:font-size-asian="12pt" style:font-size-complex="12pt"/>
    </style:style>
    <style:style style:name="fr1" style:family="graphic" style:parent-style-name="Frame">
      <style:graphic-properties style:run-through="background" style:wrap="run-through" style:number-wrapped-paragraphs="no-limit" style:horizontal-pos="right" style:horizontal-rel="paragraph-cont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5">Escola<text:line-break/></text:span><text:span text:style-name="T6"> <text:line-break/><text:line-break/></text:span></text:p>
      <text:p text:style-name="P32"/>
      <text:p text:style-name="P32"/>
      <text:p text:style-name="P32"/>
      <text:p text:style-name="P32"/>
      <text:p text:style-name="P32"/>
      <text:p text:style-name="P32"/>
      <text:p text:style-name="P35"><text:span text:style-name="T7">http://escola.berlios.de</text:span><text:span text:style-name="T6"><text:line-break/></text:span><text:line-break/>Sistema de Gerência Acadêmica:<text:line-break/>Ensino, Pesquisa e Extensão</text:p>
      <text:p text:style-name="P36"/>
      <text:p text:style-name="P36"><text:s/></text:p>
      <text:p text:style-name="P34"/>
      <text:p text:style-name="P35">Monografia</text:p>
      <text:p text:style-name="P11"/>
      <text:p text:style-name="P34"/>
      <text:p text:style-name="P33"/>
      <text:p text:style-name="P33"/>
      <text:p text:style-name="P11"><text:s/></text:p>
      <text:p text:style-name="P11"/>
      <text:p text:style-name="P11"/>
      <text:p text:style-name="P7"/>
      <text:p text:style-name="P7"/>
      <text:p text:style-name="P6">Gerente de projeto:</text:p>
      <text:p text:style-name="P8"><text:span text:style-name="T3">Fábio Nogueira de Lucena<text:line-break/>fabio@inf.ufg.br</text:span><text:line-break/></text:p>
      <text:p text:style-name="P11"/>
      <text:p text:style-name="P11"/>
      <text:p text:style-name="P11"/>
      <text:p text:style-name="P11"/>
      <text:p text:style-name="P69">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Data</text:p>
          </table:table-cell>
          <table:table-cell table:style-name="Table1.A1" office:value-type="string">
            <text:p text:style-name="P31">Descrição</text:p>
          </table:table-cell>
          <table:table-cell table:style-name="Table1.C1" office:value-type="string">
            <text:p text:style-name="P31">Autor</text:p>
          </table:table-cell>
        </table:table-row>
        <table:table-row table:style-name="Table1.1">
          <table:table-cell table:style-name="Table1.A2" office:value-type="string">
            <text:p text:style-name="P30">10/2007</text:p>
          </table:table-cell>
          <table:table-cell table:style-name="Table1.A2" office:value-type="string">
            <text:p text:style-name="P30">Edição preliminar da introdução</text:p>
          </table:table-cell>
          <table:table-cell table:style-name="Table1.C2" office:value-type="string">
            <text:p text:style-name="P30">Gilmar Arantes,</text:p>
            <text:p text:style-name="P30">Tiago Serpa</text:p>
          </table:table-cell>
        </table:table-row>
        <table:table-row table:style-name="Table1.1">
          <table:table-cell table:style-name="Table1.A2" office:value-type="string">
            <text:p text:style-name="P30"/>
          </table:table-cell>
          <table:table-cell table:style-name="Table1.A2" office:value-type="string">
            <text:p text:style-name="P30"/>
          </table:table-cell>
          <table:table-cell table:style-name="Table1.C2" office:value-type="string">
            <text:p text:style-name="P30"/>
          </table:table-cell>
        </table:table-row>
        <table:table-row table:style-name="Table1.1">
          <table:table-cell table:style-name="Table1.A2" office:value-type="string">
            <text:p text:style-name="P30"/>
          </table:table-cell>
          <table:table-cell table:style-name="Table1.A2" office:value-type="string">
            <text:p text:style-name="P30"/>
          </table:table-cell>
          <table:table-cell table:style-name="Table1.C2" office:value-type="string">
            <text:p text:style-name="P30"/>
          </table:table-cell>
        </table:table-row>
      </table:table>
      <text:p text:style-name="P12"/>
      <text:p text:style-name="P11"/>
      <text:p text:style-name="P11"/>
      <text:p text:style-name="P11"/>
      <text:p text:style-name="P28">Conteúdo</text:p>
      <text:p text:style-name="P29"/>
      <text:p text:style-name="P2"/>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43"><text:a xlink:type="simple" xlink:href="#1. Introdução|outline"><text:span text:style-name="T21">Introdução<text:tab/> </text:span></text:a></text:p>
            </text:list-item>
            <text:list-item>
              <text:p text:style-name="P43"><text:a xlink:type="simple" xlink:href="#2. Apresentação|outline"><text:span text:style-name="T21">Apresentação<text:tab/> </text:span></text:a></text:p>
              <text:list>
                <text:list-item>
                  <text:p text:style-name="P43"><text:a xlink:type="simple" xlink:href="#2.1.Objetivo do Projeto|outline"><text:span text:style-name="T21">Objetivo do Projeto<text:tab/> </text:span></text:a></text:p>
                </text:list-item>
                <text:list-item>
                  <text:p text:style-name="P43"><text:a xlink:type="simple" xlink:href="#2.2.Resumo do projeto|outline"><text:span text:style-name="T21">Resumo do Projeto<text:tab/> </text:span></text:a></text:p>
                </text:list-item>
                <text:list-item>
                  <text:p text:style-name="P43"><text:a xlink:type="simple" xlink:href="#2.3.Contexto|outline"><text:span text:style-name="T21">Contexto<text:tab/></text:span></text:a></text:p>
                </text:list-item>
                <text:list-item>
                  <text:p text:style-name="P43"><text:a xlink:type="simple" xlink:href="#2.4.Modularização do Sistema Escola|outline"><text:span text:style-name="T21">Modularização do Sistema Escola<text:tab/></text:span></text:a></text:p>
                  <text:list>
                    <text:list-item>
                      <text:p text:style-name="P43"><text:a xlink:type="simple" xlink:href="#2.4.1.Pessoas Físicas e Jurídicas|outline"><text:span text:style-name="T21">Pessoas Físicas e Jurídicas<text:tab/></text:span></text:a></text:p>
                    </text:list-item>
                    <text:list-item>
                      <text:p text:style-name="P43"><text:a xlink:type="simple" xlink:href="#2.4.2.Administração de cursos|outline"><text:span text:style-name="T21">Administração de Cursos<text:tab/></text:span></text:a></text:p>
                    </text:list-item>
                    <text:list-item>
                      <text:p text:style-name="P43"><text:a xlink:type="simple" xlink:href="#2.4.3.Notas e Freqüências|outline"><text:span text:style-name="T21">Notas e Freqüências<text:tab/></text:span></text:a></text:p>
                    </text:list-item>
                    <text:list-item>
                      <text:p text:style-name="P43"><text:a xlink:type="simple" xlink:href="#2.4.4.Controle de acesso|outline"><text:span text:style-name="T21">Controle de Acesso<text:tab/></text:span></text:a></text:p>
                    </text:list-item>
                    <text:list-item>
                      <text:p text:style-name="P43"><text:a xlink:type="simple" xlink:href="#2.4.5.Avaliação do corpo docente|outline"><text:span text:style-name="T21">Avaliação do Corpo Docente<text:tab/></text:span></text:a></text:p>
                    </text:list-item>
                  </text:list>
                </text:list-item>
                <text:list-item>
                  <text:p text:style-name="P43"><text:a xlink:type="simple" xlink:href="#2.5.Ferramentas empregadas|outline"><text:span text:style-name="T21">Ferramentas Empregadas<text:tab/></text:span></text:a></text:p>
                  <text:list>
                    <text:list-item>
                      <text:p text:style-name="P43"><text:a xlink:type="simple" xlink:href="#2.5.1.Linguagem de programação|outline"><text:span text:style-name="T21">Linguagem de Programação<text:tab/> </text:span></text:a></text:p>
                    </text:list-item>
                    <text:list-item>
                      <text:p text:style-name="P43"><text:a xlink:type="simple" xlink:href="#2.5.2.Banco de Dados|outline"><text:span text:style-name="T21">Banco de Dados<text:tab/></text:span></text:a></text:p>
                    </text:list-item>
                    <text:list-item>
                      <text:p text:style-name="P43"><text:a xlink:type="simple" xlink:href="#2.5.3.Frameworks|outline"><text:span text:style-name="T21">Frameworks<text:tab/></text:span></text:a></text:p>
                      <text:list>
                        <text:list-item>
                          <text:p text:style-name="P43"><text:a xlink:type="simple" xlink:href="#2.5.3.1.Interface|outline"><text:span text:style-name="T21">Interface<text:tab/> </text:span></text:a></text:p>
                        </text:list-item>
                        <text:list-item>
                          <text:p text:style-name="P43"><text:a xlink:type="simple" xlink:href="#2.5.3.2.Persistência|outline"><text:span text:style-name="T21">Persistência<text:tab/> </text:span></text:a></text:p>
                        </text:list-item>
                        <text:list-item>
                          <text:p text:style-name="P43"><text:a xlink:type="simple" xlink:href="#2.5.3.3.Testes de Unidade|outline"><text:span text:style-name="T21">Testes de Unidade<text:tab/> </text:span></text:a></text:p>
                        </text:list-item>
                        <text:list-item>
                          <text:p text:style-name="P43"><text:a xlink:type="simple" xlink:href="#2.5.3.4.Testes de Integração entre camadas|outline"><text:span text:style-name="T21">Testes de Integração entre Camadas<text:tab/> <text:s/></text:span></text:a></text:p>
                        </text:list-item>
                      </text:list>
                    </text:list-item>
                    <text:list-item>
                      <text:p text:style-name="P43"><text:soft-page-break/><text:a xlink:type="simple" xlink:href="#2.5.4.Kad|outline"><text:span text:style-name="T21">KAD<text:tab/> </text:span></text:a></text:p>
                    </text:list-item>
                    <text:list-item>
                      <text:p text:style-name="P43"><text:a xlink:type="simple" xlink:href="#2.5.5.UML|outline"><text:span text:style-name="T21">UML<text:tab/> </text:span></text:a></text:p>
                    </text:list-item>
                    <text:list-item>
                      <text:p text:style-name="P43"><text:a xlink:type="simple" xlink:href="#2.5.6.Protegé|outline"><text:span text:style-name="T21">Protegé<text:tab/> <text:s/></text:span></text:a></text:p>
                    </text:list-item>
                  </text:list>
                </text:list-item>
                <text:list-item>
                  <text:p text:style-name="P43"><text:a xlink:type="simple" xlink:href="#2.6.Arquitetura do Sistema|outline"><text:span text:style-name="T21">Arquitetura do Sistema<text:tab/> </text:span></text:a></text:p>
                </text:list-item>
                <text:list-item>
                  <text:p text:style-name="P43"><text:a xlink:type="simple" xlink:href="#2.7.Artefatos produzidos|outline"><text:span text:style-name="T21">Artefatos Produzidos<text:tab/> </text:span></text:a></text:p>
                </text:list-item>
              </text:list>
            </text:list-item>
            <text:list-item>
              <text:p text:style-name="P43"><text:a xlink:type="simple" xlink:href="#3.Conclusão|outline"><text:span text:style-name="T21">Conclusão<text:tab/> </text:span></text:a></text:p>
            </text:list-item>
          </text:list>
        </text:index-body>
      </text:table-of-content>
      <text:list text:style-name="Outline">
        <text:list-item>
          <text:h text:style-name="P27" text:outline-level="1"><text:span text:style-name="T15"><text:s/></text:span><text:span text:style-name="T17">Introdução</text:span></text:h>
        </text:list-item>
      </text:list>
      <text:p text:style-name="P23">O objetivo deste documento é apresentar a história do desenvolvimento do projeto escola efetuado pelos alunos do curso de Especialização em Análise e Projeto de Sistemas, turma 2006, <text:s/>desde a análise dos requisitos até a codificação na linguagem de programação Java, passando por etapas de refinamento da análise, projeto (interação, arquitetura, persistência, etc), divisão em componentes e a conseqüente implementação.</text:p>
      <text:list text:style-name="Outline" text:continue-numbering="true">
        <text:list-item>
          <text:h text:style-name="P26" text:outline-level="1"><text:s/>Apresentação</text:h>
          <text:list>
            <text:list-item>
              <text:h text:style-name="P24" text:outline-level="2">Objetivo do Projeto</text:h>
            </text:list-item>
          </text:list>
        </text:list-item>
      </text:list>
      <text:p text:style-name="P20"/>
      <text:list text:style-name="Outline" text:continue-numbering="true">
        <text:list-item>
          <text:list text:continue-numbering="true">
            <text:list-item>
              <text:h text:style-name="P24" text:outline-level="2">Resumo do projeto</text:h>
            </text:list-item>
          </text:list>
        </text:list-item>
      </text:list>
      <text:p text:style-name="P21">O Projeto Escola teve como propósito o desenvolvimento de um sistema para gerência acadêmica de atividades de ensino, pesquisa e extensão. Os principais detalhes, quanto <text:s/>à concepção do projeto estão disponíveis no <text:span text:style-name="T12">Documento </text:span><text:span text:style-name="T8">Visão, que consta dos anexos deste texto. </text:span>Outros artefatos, também anexos a este texto, inclusive o software produzidos, estão disponíveis no Portal Escola (<text:a xlink:type="simple" xlink:href="http://escola.berlios.de/">http://escola.berlios.de</text:a>). O projeto foi dividido em duas etapas. Na primeira delas foi desenvolvido um “extenso” e “representativo” conjunto de serviços, analisados e projetados durante o decorrer do curso, acima referido. Na segunda etapa, forma desenvolvidas as atividades de implementação do projeto, servindo como trabalho de conclusão do curso.</text:p>
      <text:list text:style-name="Outline" text:continue-numbering="true">
        <text:list-item>
          <text:list text:continue-numbering="true">
            <text:list-item>
              <text:h text:style-name="P24" text:outline-level="2">Contexto</text:h>
            </text:list-item>
          </text:list>
        </text:list-item>
      </text:list>
      <text:p text:style-name="P20">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2">Financiadores<text:span text:style-name="T8">. </text:span><text:span text:style-name="T9">O Instituto de Informática e alunos de graduação e pós-graduação, ao longo dos últimos 4 anos, esteve envolvido com o Sistema Escola. A partir de 2006, uma turma da pós-graduação </text:span><text:span text:style-name="T10">lato sensu</text:span><text:span text:style-name="T9"> contribuiu, como <text:s/>parte de suas atividades práticas, <text:s/>com a finalização do desenvolvimento deste sistema. </text:span></text:p>
      <text:p text:style-name="P22">Usuários<text:span text:style-name="T9">. Incluem discentes, docentes e funcionários técnico-administrativos (inclua aqui o administrador do sistema). </text:span></text:p>
      <text:p text:style-name="P20"><text:span text:style-name="T11">Desenvolvedores.</text:span><text:span text:style-name="T9"> O Instituto de Informática e alunos da turma de especialização 2006 (Análise e Projeto de Sistemas de Informação). Incluam aqui várias outras contribuições fornecidas por outros grupos no âmbito do Instituto de Informática.</text:span></text:p>
      <text:list text:style-name="Outline" text:continue-numbering="true">
        <text:list-item>
          <text:list text:continue-numbering="true">
            <text:list-item>
              <text:h text:style-name="P25" text:outline-level="2"><text:soft-page-break/>Modularização do Sistema Escola</text:h>
            </text:list-item>
          </text:list>
        </text:list-item>
      </text:list>
      <text:list text:style-name="L2">
        <text:list-header>
          <text:p text:style-name="P38">Com o objetivo de simplificar e agilizar o desenvolvimento do sistema Escola, o mesmo foi divido em cinco módulos, a saber:</text:p>
        </text:list-header>
      </text:list>
      <text:list text:style-name="Outline" text:continue-numbering="true">
        <text:list-item>
          <text:list text:continue-numbering="true">
            <text:list-item>
              <text:list text:continue-numbering="true">
                <text:list-item>
                  <text:h text:style-name="P42" text:outline-level="3">Pessoas Físicas e Jurídicas</text:h>
                </text:list-item>
              </text:list>
            </text:list-item>
          </text:list>
        </text:list-item>
      </text:list>
      <text:p text:style-name="P10">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list text:style-name="Outline" text:continue-numbering="true">
        <text:list-item>
          <text:list text:continue-numbering="true">
            <text:list-item>
              <text:list text:continue-numbering="true">
                <text:list-item>
                  <text:h text:style-name="P42" text:outline-level="3">Administração de cursos</text:h>
                </text:list-item>
              </text:list>
            </text:list-item>
          </text:list>
        </text:list-item>
      </text:list>
      <text:p text:style-name="P10">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list text:style-name="Outline" text:continue-numbering="true">
        <text:list-item>
          <text:list text:continue-numbering="true">
            <text:list-item>
              <text:list text:continue-numbering="true">
                <text:list-item>
                  <text:h text:style-name="P42" text:outline-level="3">Notas e Freqüências</text:h>
                </text:list-item>
              </text:list>
            </text:list-item>
          </text:list>
        </text:list-item>
      </text:list>
      <text:p text:style-name="P10">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list text:style-name="Outline" text:continue-numbering="true">
        <text:list-item>
          <text:list text:continue-numbering="true">
            <text:list-item>
              <text:list text:continue-numbering="true">
                <text:list-item>
                  <text:h text:style-name="P42" text:outline-level="3">Controle de acesso</text:h>
                </text:list-item>
              </text:list>
            </text:list-item>
          </text:list>
        </text:list-item>
      </text:list>
      <text:p text:style-name="P10">Serviços que fornecem mecanismos de segurança para o Escola 1.0. Cadastro de usuário, alteração de senha, mecanismo para substituir senha de usuário que a perdeu, desabilitação de usuário e outras são alguns deles. </text:p>
      <text:list text:style-name="Outline" text:continue-numbering="true">
        <text:list-item>
          <text:list text:continue-numbering="true">
            <text:list-item>
              <text:list text:continue-numbering="true">
                <text:list-item>
                  <text:h text:style-name="P42" text:outline-level="3">Avaliação do corpo docente</text:h>
                </text:list-item>
              </text:list>
            </text:list-item>
          </text:list>
        </text:list-item>
      </text:list>
      <text:p text:style-name="P10">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2" text:continue-numbering="true">
        <text:list-header>
          <text:p text:style-name="P38"><text:s/></text:p>
        </text:list-header>
      </text:list>
      <text:list text:style-name="Outline" text:continue-numbering="true">
        <text:list-item>
          <text:list text:continue-numbering="true">
            <text:list-item>
              <text:h text:style-name="P25" text:outline-level="2">Ferramentas empregadas</text:h>
            </text:list-item>
          </text:list>
        </text:list-item>
      </text:list>
      <text:p text:style-name="P10"><text:span text:style-name="T8">Todas as ferramentas empregadas no desenvolvimento do projeto Escola são </text:span><text:span text:style-name="T12">open source</text:span><text:span text:style-name="T8">, como preconizava já o edital do curso de especialização. Dentre as ferramentas utilizadas, destacamos as seguintes, devido ao seu grau de importância no contexto do desenvolvimento:</text:span></text:p>
      <text:list text:style-name="Outline" text:continue-numbering="true">
        <text:list-item>
          <text:list text:continue-numbering="true">
            <text:list-item>
              <text:list text:continue-numbering="true">
                <text:list-item>
                  <text:h text:style-name="P42" text:outline-level="3">Linguagem de programação</text:h>
                </text:list-item>
              </text:list>
            </text:list-item>
          </text:list>
        </text:list-item>
      </text:list>
      <text:p text:style-name="P10"><text:span text:style-name="T8">A Linguagem de programação escolhida para o desenvolvimento do projeto escola, bem como a utilizada </text:span><text:soft-page-break/><text:span text:style-name="T8">durante todo o curso, foi a linguagem de programação Java, devido ao seu alto grau de maturidade atingido, sobretudo a partir da sua versão 1.5 e também pelo sucesso alcançado pelos sistemas corporativos desenvolvidos nesta linguagem;</text:span></text:p>
      <text:list text:style-name="Outline" text:continue-numbering="true">
        <text:list-item>
          <text:list text:continue-numbering="true">
            <text:list-item>
              <text:list text:continue-numbering="true">
                <text:list-item>
                  <text:h text:style-name="P42" text:outline-level="3">Banco de Dados</text:h>
                </text:list-item>
              </text:list>
            </text:list-item>
          </text:list>
        </text:list-item>
      </text:list>
      <text:p text:style-name="P10">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text:p>
      <text:list text:style-name="Outline" text:continue-numbering="true">
        <text:list-item>
          <text:list text:continue-numbering="true">
            <text:list-item>
              <text:list text:continue-numbering="true">
                <text:list-item>
                  <text:h text:style-name="P42" text:outline-level="3">Frameworks</text:h>
                </text:list-item>
              </text:list>
            </text:list-item>
          </text:list>
        </text:list-item>
      </text:list>
      <text:p text:style-name="P10"/>
      <text:list text:style-name="Outline" text:continue-numbering="true">
        <text:list-item>
          <text:list text:continue-numbering="true">
            <text:list-item>
              <text:list text:continue-numbering="true">
                <text:list-item>
                  <text:list text:continue-numbering="true">
                    <text:list-item>
                      <text:h text:style-name="P41" text:outline-level="4">Interface</text:h>
                    </text:list-item>
                  </text:list>
                </text:list-item>
              </text:list>
            </text:list-item>
          </text:list>
        </text:list-item>
      </text:list>
      <text:p text:style-name="P10">Para o desenvolvimento da camada de interface com o usuário, foi utilizado o framework JSF (JavaServer Faces), utilizando a implementação de referência da própria Sun Microsystems;</text:p>
      <text:list text:style-name="Outline" text:continue-numbering="true">
        <text:list-item>
          <text:list text:continue-numbering="true">
            <text:list-item>
              <text:list text:continue-numbering="true">
                <text:list-item>
                  <text:list text:continue-numbering="true">
                    <text:list-item>
                      <text:h text:style-name="P41" text:outline-level="4">Persistência</text:h>
                    </text:list-item>
                  </text:list>
                </text:list-item>
              </text:list>
            </text:list-item>
          </text:list>
        </text:list-item>
      </text:list>
      <text:p text:style-name="P10">A camada de persistência, <text:s/>conforme abordado acima, foi implementa utilizando a Java Persistence API, com a implementação pelo Hibernate (framework de mapeamento ORM);</text:p>
      <text:list text:style-name="Outline" text:continue-numbering="true">
        <text:list-item>
          <text:list text:continue-numbering="true">
            <text:list-item>
              <text:list text:continue-numbering="true">
                <text:list-item>
                  <text:list text:continue-numbering="true">
                    <text:list-item>
                      <text:h text:style-name="P41" text:outline-level="4">Testes de Unidade</text:h>
                    </text:list-item>
                  </text:list>
                </text:list-item>
              </text:list>
            </text:list-item>
          </text:list>
        </text:list-item>
      </text:list>
      <text:p text:style-name="P10">Foi utilizado o Junit para os testes de unidades das diversas classes implementadas no projeto;</text:p>
      <text:list text:style-name="Outline" text:continue-numbering="true">
        <text:list-item>
          <text:list text:continue-numbering="true">
            <text:list-item>
              <text:list text:continue-numbering="true">
                <text:list-item>
                  <text:list text:continue-numbering="true">
                    <text:list-item>
                      <text:h text:style-name="P41" text:outline-level="4">Testes de Integração entre camadas</text:h>
                    </text:list-item>
                  </text:list>
                </text:list-item>
              </text:list>
            </text:list-item>
          </text:list>
        </text:list-item>
      </text:list>
      <text:p text:style-name="P10">Foi utilizado o Jmock para a realização de testes de integração entre camadas, mesmo na ausência de implementação da camada subjacente, isto é, poder-se-ia, testar a camada de persisência, utilizando o Jmock, mesmo sem a implementação desta camada;</text:p>
      <text:list text:style-name="Outline" text:continue-numbering="true">
        <text:list-item>
          <text:list text:continue-numbering="true">
            <text:list-item>
              <text:list text:continue-numbering="true">
                <text:list-item>
                  <text:h text:style-name="P42" text:outline-level="3">Kad</text:h>
                </text:list-item>
              </text:list>
            </text:list-item>
          </text:list>
        </text:list-item>
      </text:list>
      <text:p text:style-name="P10"><text:span text:style-name="T8">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14">Development</text:span><text:span text:style-name="T8"> Kit) e o IDE Eclipse. No KAD-LIBS estavam todas as outros ferramentas de apoio, conforme referenciado acima.</text:span></text:p>
      <text:list text:style-name="Outline" text:continue-numbering="true">
        <text:list-item>
          <text:list text:continue-numbering="true">
            <text:list-item>
              <text:list text:continue-numbering="true">
                <text:list-item>
                  <text:h text:style-name="P42" text:outline-level="3">UML</text:h>
                </text:list-item>
              </text:list>
            </text:list-item>
          </text:list>
        </text:list-item>
      </text:list>
      <text:p text:style-name="P10">A Linguagem de modelagem utilizada para expressar os modelos do sistema escola foi a UML (Unified Modeling Language), e a ferramenta de suporte ao uso da UML utilizada foi o JUDE;</text:p>
      <text:list text:style-name="Outline" text:continue-numbering="true">
        <text:list-item>
          <text:list text:continue-numbering="true">
            <text:list-item>
              <text:list text:continue-numbering="true">
                <text:list-item>
                  <text:h text:style-name="P42" text:outline-level="3">Protegé</text:h>
                </text:list-item>
              </text:list>
            </text:list-item>
          </text:list>
        </text:list-item>
      </text:list>
      <text:p text:style-name="P10">Para o desenvolvimento do modelo de domínio do projeto escola foi utilizada a ferramenta protegé.</text:p>
      <text:p text:style-name="P10"><text:tab/></text:p>
      <text:list text:style-name="Outline" text:continue-numbering="true">
        <text:list-item>
          <text:list text:continue-numbering="true">
            <text:list-item>
              <text:h text:style-name="P25" text:outline-level="2">Arquitetura do Sistema</text:h>
            </text:list-item>
          </text:list>
        </text:list-item>
      </text:list>
      <text:p text:style-name="P10"><text:span text:style-name="T8">A definição da arquitetura do sistema, bem como a construção de uma aplicação exemplo, também constituiu uma etapa da fase de desenvolvimento do projeto. A arquitetura , propriamente dita, está descrita no artefato </text:span><text:span text:style-name="T13">arquitetura.odt</text:span><text:span text:style-name="T16">, constante da lista de anexos deste documento.</text:span></text:p>
      <text:list text:style-name="Outline" text:continue-numbering="true">
        <text:list-item>
          <text:list text:continue-numbering="true">
            <text:list-item>
              <text:h text:style-name="P25" text:outline-level="2">Artefatos produzidos</text:h>
            </text:list-item>
          </text:list>
        </text:list-item>
      </text:list>
      <text:p text:style-name="P20"><text:span text:style-name="T8">Todos os artefatos produzidos durante todas as etapas do desenvolvimento do projeto escola constam da lista de artefatos, anexos a este documento.</text:span> <text:s/></text:p>
      <text:list text:style-name="Outline" text:continue-numbering="true">
        <text:list-header>
          <text:h text:style-name="P26" text:outline-level="1" text:is-list-header="true"><text:soft-page-break/></text:h>
        </text:list-header>
        <text:list-item>
          <text:h text:style-name="P26" text:outline-level="1">Conclusão</text:h>
          <text:list>
            <text:list-header>
              <text:h text:style-name="P24" text:outline-level="2" text:is-list-header="true"/>
              <text:h text:style-name="P25" text:outline-level="2" text:is-list-header="true"/>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8</text:page-number></text:span><text:span text:style-name="Page_20_Number"><text:span text:style-name="T2"> </text:span></text:span><text:span text:style-name="Page_20_Number"><text:span text:style-name="T1">de </text:span></text:span><text:span text:style-name="T1"><text:page-count style:num-format="1">8</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3">Página </text:span><text:span text:style-name="T3"><text:page-number text:select-page="current">8</text:page-number></text:span><text:span text:style-name="Page_20_Number"><text:span text:style-name="T3"> de </text:span></text:span><text:span text:style-name="T3"><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0-24T12:05:43</dc:date>
    <meta:print-date>2003-09-02T15:56:00</meta:print-date>
    <meta:editing-cycles>161</meta:editing-cycles>
    <meta:editing-duration>PT22H0M54S</meta:editing-duration>
    <meta:user-defined meta:name="Info 1"/>
    <meta:user-defined meta:name="Info 2"/>
    <meta:user-defined meta:name="Info 3"/>
    <meta:user-defined meta:name="Info 4"/>
    <meta:document-statistic meta:table-count="5" meta:image-count="0" meta:object-count="0" meta:page-count="8" meta:paragraph-count="102" meta:word-count="1444" meta:character-count="9646"/>
  </office:meta>
</office:document-meta>
</file>